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nu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nu</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menu.html" text:style-name="Internet_20_link" text:visited-style-name="Visited_20_Internet_20_Link">link</text:a>)</text:p>

            
                <text:list xml:id="list_Menu2" text:continue-numbering="true" text:continue-list="list_Menu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nu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Menu4" text:continue-numbering="true" text:continue-list="list_Menu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Menu5" text:continue-numbering="true" text:continue-list="list_Menu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Menu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nu7" text:continue-numbering="true" text:continue-list="list_Menu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nu8" text:continue-numbering="true" text:continue-list="list_Menu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Menu9" text:continue-numbering="true" text:continue-list="list_Menu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nu10" text:continue-numbering="true" text:continue-list="list_Menu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nu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nu12" text:continue-numbering="true" text:continue-list="list_Menu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nu13" text:continue-numbering="true" text:continue-list="list_Menu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nu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nu15" text:continue-numbering="true" text:continue-list="list_Menu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nu16" text:continue-numbering="true" text:continue-list="list_Menu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nu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nu18" text:continue-numbering="true" text:continue-list="list_Menu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nu19" text:continue-numbering="true" text:continue-list="list_Menu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nu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nu21" text:continue-numbering="true" text:continue-list="list_Menu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nu22" text:continue-numbering="true" text:continue-list="list_Menu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nu23" text:continue-numbering="true" text:continue-list="list_Menu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nu24" text:continue-numbering="true" text:continue-list="list_Menu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nu25" text:continue-numbering="true" text:continue-list="list_Menu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nu26" text:continue-numbering="true" text:continue-list="list_Menu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nu27" text:continue-numbering="true" text:continue-list="list_Menu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nu28" text:continue-numbering="true" text:continue-list="list_Menu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nu29" text:continue-numbering="true" text:continue-list="list_Menu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nu30" text:continue-numbering="true" text:continue-list="list_Menu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nu31" text:continue-numbering="true" text:continue-list="list_Menu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nu32" text:continue-numbering="true" text:continue-list="list_Menu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nu33" text:continue-numbering="true" text:continue-list="list_Menu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nu34" text:continue-numbering="true" text:continue-list="list_Menu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nu35" text:continue-numbering="true" text:continue-list="list_Menu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nu36" text:continue-numbering="true" text:continue-list="list_Menu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nu37" text:continue-numbering="true" text:continue-list="list_Menu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nu38" text:continue-numbering="true" text:continue-list="list_Menu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nu39" text:continue-numbering="true" text:continue-list="list_Menu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nu40" text:continue-numbering="true" text:continue-list="list_Menu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nu41" text:continue-numbering="true" text:continue-list="list_Menu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nu42" text:continue-numbering="true" text:continue-list="list_Menu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nu43" text:continue-numbering="true" text:continue-list="list_Menu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nu44" text:continue-numbering="true" text:continue-list="list_Menu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nu45" text:continue-numbering="true" text:continue-list="list_Menu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nu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nu47" text:continue-numbering="true" text:continue-list="list_Menu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nu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Menu49" text:continue-numbering="true" text:continue-list="list_Menu47"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nu50"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Menu51" text:continue-numbering="true" text:continue-list="list_Menu49"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nu52"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nu53" text:continue-numbering="true" text:continue-list="list_Menu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nu54" text:continue-numbering="true" text:continue-list="list_Menu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nu55" text:continue-numbering="true" text:continue-list="list_Menu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nu56" text:continue-numbering="true" text:continue-list="list_Menu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nu57" text:continue-numbering="true" text:continue-list="list_Menu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nu58" text:continue-numbering="true" text:continue-list="list_Menu5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Menu59" text:continue-numbering="true" text:continue-list="list_Menu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nu60" text:continue-numbering="true" text:continue-list="list_Menu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nu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nu62" text:continue-numbering="true" text:continue-list="list_Menu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nu63" text:continue-numbering="true" text:continue-list="list_Menu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nu64" text:continue-numbering="true" text:continue-list="list_Menu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